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oncate</text:p>
          </table:table-cell>
          <table:table-cell table:style-name="ce26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18_11-52-20_000.jpg</text:p>
          </table:table-cell>
          <table:table-cell table:style-name="ce12" office:value-type="string">
            <text:p>:m 見た夢 </text:p>
          </table:table-cell>
          <table:table-cell table:style-name="ce3"/>
          <table:table-cell table:style-name="ce3"/>
          <table:table-cell table:style-name="ce3" office:value-type="string">
            <text:p>N-35-35-28.3 E-139-34-49.6</text:p>
          </table:table-cell>
          <table:table-cell table:style-name="ce27" table:formula="of:=IF([.E2]=&quot;&quot;;[.C2];CONCATENATE([.C2];&quot; / &quot;;[.E2]))" office:value-type="string" office:string-value=":m 見た夢 ">
            <text:p>:m 見た夢 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18_12-30-56_000.jpg</text:p>
          </table:table-cell>
          <table:table-cell table:style-name="ce15" office:value-type="string">
            <text:p>:m 1-4*6 / physics / １階微分と２階微分が等しいこと、何を示しているか / 高橋康氏の本に関連して</text:p>
          </table:table-cell>
          <table:table-cell table:style-name="ce3"/>
          <table:table-cell table:style-name="ce3"/>
          <table:table-cell table:style-name="ce3" office:value-type="string">
            <text:p>N-35-35-28.83 E-139-34-49.82</text:p>
          </table:table-cell>
          <table:table-cell table:style-name="ce27" table:formula="of:=IF([.E3]=&quot;&quot;;[.C3];CONCATENATE([.C3];&quot; / &quot;;[.E3]))" office:value-type="string" office:string-value=":m 1-4*6 / physics / １階微分と２階微分が等しいこと、何を示しているか / 高橋康氏の本に関連して">
            <text:p>:m 1-4*6 / physics / １階微分と２階微分が等しいこと、何を示しているか / 高橋康氏の本に関連して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18_12-31-24_000.jpg</text:p>
          </table:table-cell>
          <table:table-cell table:style-name="ce15" office:value-type="string">
            <text:p>:m 5-6*6 / physics / １階微分と２階微分が等しいこと、何を示しているか / 高橋康氏の本に関連して</text:p>
          </table:table-cell>
          <table:table-cell table:style-name="ce20"/>
          <table:table-cell table:style-name="ce3"/>
          <table:table-cell table:style-name="ce3" office:value-type="string">
            <text:p>N-35-35-29.52 E-139-34-49.43</text:p>
          </table:table-cell>
          <table:table-cell table:style-name="ce27" table:formula="of:=IF([.E4]=&quot;&quot;;[.C4];CONCATENATE([.C4];&quot; / &quot;;[.E4]))" office:value-type="string" office:string-value=":m 5-6*6 / physics / １階微分と２階微分が等しいこと、何を示しているか / 高橋康氏の本に関連して">
            <text:p>:m 5-6*6 / physics / １階微分と２階微分が等しいこと、何を示しているか / 高橋康氏の本に関連して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18_12-54-46_000.jpg</text:p>
          </table:table-cell>
          <table:table-cell table:style-name="ce15" office:value-type="string">
            <text:p>:m 食べた物</text:p>
          </table:table-cell>
          <table:table-cell table:style-name="ce19"/>
          <table:table-cell table:style-name="ce3"/>
          <table:table-cell table:style-name="ce3" office:value-type="string">
            <text:p>N-35-35-20.61 E-139-34-50.64</text:p>
          </table:table-cell>
          <table:table-cell table:style-name="ce27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19-12-18_18-52-08_000.jpg</text:p>
          </table:table-cell>
          <table:table-cell table:style-name="ce15" office:value-type="string">
            <text:p>:m music / log / gt / || s.1:et-6,patt,patt-27(1).n,for=flamenco:shuffle,score+,t.105,R=1,patt-27(2).n,t.105=8th;16th || s.2:et-6,r,patt-26(1),for=flamenco:strokes-backward,score~,R=3</text:p>
          </table:table-cell>
          <table:table-cell table:style-name="ce19"/>
          <table:table-cell table:style-name="ce3"/>
          <table:table-cell table:style-name="ce3" office:value-type="string">
            <text:p>N-35-35-29.1 E-139-34-49.22</text:p>
          </table:table-cell>
          <table:table-cell table:style-name="ce27" table:formula="of:=IF([.E6]=&quot;&quot;;[.C6];CONCATENATE([.C6];&quot; / &quot;;[.E6]))" office:value-type="string" office:string-value=":m music / log / gt / || s.1:et-6,patt,patt-27(1).n,for=flamenco:shuffle,score+,t.105,R=1,patt-27(2).n,t.105=8th;16th || s.2:et-6,r,patt-26(1),for=flamenco:strokes-backward,score~,R=3">
            <text:p>:m music / log / gt / || s.1:et-6,patt,patt-27(1).n,for=flamenco:shuffle,score+,t.105,R=1,patt-27(2).n,t.105=8th;16th || s.2:et-6,r,patt-26(1),for=flamenco:strokes-backward,score~,R=3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18_21-11-03_000.jpg</text:p>
          </table:table-cell>
          <table:table-cell table:style-name="ce15" office:value-type="string">
            <text:p>:m 食べた物</text:p>
          </table:table-cell>
          <table:table-cell table:style-name="ce12"/>
          <table:table-cell table:style-name="ce3"/>
          <table:table-cell table:style-name="ce3" office:value-type="string">
            <text:p>N-35-35-28.79 E-139-34-49.54</text:p>
          </table:table-cell>
          <table:table-cell table:style-name="ce27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2019-12-18_23-23-37_000.jpg</text:p>
          </table:table-cell>
          <table:table-cell table:style-name="ce15" office:value-type="string">
            <text:p>:m 記録 / 身体 / 右手 / 手の甲 / 火傷の跡、治りの状況</text:p>
          </table:table-cell>
          <table:table-cell table:style-name="ce14"/>
          <table:table-cell table:style-name="ce3"/>
          <table:table-cell table:style-name="ce3" office:value-type="string">
            <text:p>N-35-35-28.94 E-139-34-49.49</text:p>
          </table:table-cell>
          <table:table-cell table:style-name="ce27" table:formula="of:=IF([.E8]=&quot;&quot;;[.C8];CONCATENATE([.C8];&quot; / &quot;;[.E8]))" office:value-type="string" office:string-value=":m 記録 / 身体 / 右手 / 手の甲 / 火傷の跡、治りの状況">
            <text:p>:m 記録 / 身体 / 右手 / 手の甲 / 火傷の跡、治りの状況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19_06-18-34_000.jpg</text:p>
          </table:table-cell>
          <table:table-cell table:style-name="ce15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7.56 E-139-34-48.5</text:p>
          </table:table-cell>
          <table:table-cell table:style-name="ce27" table:formula="of:=IF([.E9]=&quot;&quot;;[.C9];CONCATENATE([.C9];&quot; / &quot;;[.E9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8-17_17-33-05_000.m4a</text:p>
          </table:table-cell>
          <table:table-cell table:style-name="ce6" office:value-type="string">
            <text:p>:VOICE-MEMO / @自室 / 記録 / guitar,gt / g-0817-1 / rs-9.N str=3-4:2-0:,k.E,R=1</text:p>
          </table:table-cell>
          <table:table-cell table:style-name="ce15"/>
          <table:table-cell table:style-name="ce3"/>
          <table:table-cell table:style-name="ce3"/>
          <table:table-cell table:style-name="ce27" table:formula="of:=IF([.E10]=&quot;&quot;;[.C10];CONCATENATE([.C10];&quot; / &quot;;[.E10]))" office:value-type="string" office:string-value=":VOICE-MEMO / @自室 / 記録 / guitar,gt / g-0817-1 / rs-9.N str=3-4:2-0:,k.E,R=1">
            <text:p>:VOICE-MEMO / @自室 / 記録 / guitar,gt / g-0817-1 / rs-9.N str=3-4:2-0:,k.E,R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8-17_17-43-24_000.m4a</text:p>
          </table:table-cell>
          <table:table-cell table:style-name="ce6" office:value-type="string">
            <text:p>:VOICE-MEMO / @自室 / 記録 / guitar,gt / g-0817-2 / rs-10.N,topic=rythm,R=2</text:p>
          </table:table-cell>
          <table:table-cell table:style-name="ce12"/>
          <table:table-cell table:style-name="ce3"/>
          <table:table-cell table:style-name="ce3"/>
          <table:table-cell table:style-name="ce27" table:formula="of:=IF([.E11]=&quot;&quot;;[.C11];CONCATENATE([.C11];&quot; / &quot;;[.E11]))" office:value-type="string" office:string-value=":VOICE-MEMO / @自室 / 記録 / guitar,gt / g-0817-2 / rs-10.N,topic=rythm,R=2">
            <text:p>:VOICE-MEMO / @自室 / 記録 / guitar,gt / g-0817-2 / rs-10.N,topic=rythm,R=2</text:p>
          </table:table-cell>
          <table:table-cell table:style-name="ce3" office:value-type="string">
            <text:p>)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8-17_17-56-54_000.m4a</text:p>
          </table:table-cell>
          <table:table-cell table:style-name="ce6" office:value-type="string">
            <text:p>:VOICE-MEMO / @自室 / 記録 / guitar,gt / g-0817-3 / f-16.N,k.E,i.f.=ch-10,R=3</text:p>
          </table:table-cell>
          <table:table-cell table:style-name="ce14"/>
          <table:table-cell table:style-name="ce3"/>
          <table:table-cell table:style-name="ce3"/>
          <table:table-cell table:style-name="ce27" table:formula="of:=IF([.E12]=&quot;&quot;;[.C12];CONCATENATE([.C12];&quot; / &quot;;[.E12]))" office:value-type="string" office:string-value=":VOICE-MEMO / @自室 / 記録 / guitar,gt / g-0817-3 / f-16.N,k.E,i.f.=ch-10,R=3">
            <text:p>:VOICE-MEMO / @自室 / 記録 / guitar,gt / g-0817-3 / f-16.N,k.E,i.f.=ch-10,R=3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8-17_18-01-32_000.m4a</text:p>
          </table:table-cell>
          <table:table-cell table:style-name="ce6" office:value-type="string">
            <text:p>:VOICE-MEMO / @自室 / 記録 / guitar,gt / g-0817-4 / rs-11.N,topic=harmony;coda,pitch=1-5-8:1-3-8,k.E,R=4</text:p>
          </table:table-cell>
          <table:table-cell table:style-name="ce15"/>
          <table:table-cell table:style-name="ce3"/>
          <table:table-cell table:style-name="ce3"/>
          <table:table-cell table:style-name="ce27" table:formula="of:=IF([.E13]=&quot;&quot;;[.C13];CONCATENATE([.C13];&quot; / &quot;;[.E13]))" office:value-type="string" office:string-value=":VOICE-MEMO / @自室 / 記録 / guitar,gt / g-0817-4 / rs-11.N,topic=harmony;coda,pitch=1-5-8:1-3-8,k.E,R=4">
            <text:p>:VOICE-MEMO / @自室 / 記録 / guitar,gt / g-0817-4 / rs-11.N,topic=harmony;coda,pitch=1-5-8:1-3-8,k.E,R=4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8-17_18-06-04_000.m4a</text:p>
          </table:table-cell>
          <table:table-cell table:style-name="ce6" office:value-type="string">
            <text:p>:VOICE-MEMO / @自室 / 記録 / guitar,gt / g-0817-5 / f-17.N,i.f.=fur-1,R=5</text:p>
          </table:table-cell>
          <table:table-cell table:style-name="ce19"/>
          <table:table-cell table:style-name="ce3"/>
          <table:table-cell table:style-name="ce3"/>
          <table:table-cell table:style-name="ce27" table:formula="of:=IF([.E14]=&quot;&quot;;[.C14];CONCATENATE([.C14];&quot; / &quot;;[.E14]))" office:value-type="string" office:string-value=":VOICE-MEMO / @自室 / 記録 / guitar,gt / g-0817-5 / f-17.N,i.f.=fur-1,R=5">
            <text:p>:VOICE-MEMO / @自室 / 記録 / guitar,gt / g-0817-5 / f-17.N,i.f.=fur-1,R=5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8-18_17-35-18_000.m4a</text:p>
          </table:table-cell>
          <table:table-cell table:style-name="ce6" office:value-type="string">
            <text:p>:VOICE-MEMO / @自室 / 記録 / guitar,gt / g-0818-1 / te-4.N,左指で、音をカット,k.E,R=1</text:p>
          </table:table-cell>
          <table:table-cell table:style-name="ce14"/>
          <table:table-cell table:style-name="ce3"/>
          <table:table-cell table:style-name="ce3"/>
          <table:table-cell table:style-name="ce27" table:formula="of:=IF([.E15]=&quot;&quot;;[.C15];CONCATENATE([.C15];&quot; / &quot;;[.E15]))" office:value-type="string" office:string-value=":VOICE-MEMO / @自室 / 記録 / guitar,gt / g-0818-1 / te-4.N,左指で、音をカット,k.E,R=1">
            <text:p>:VOICE-MEMO / @自室 / 記録 / guitar,gt / g-0818-1 / te-4.N,左指で、音をカット,k.E,R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8-18_17-44-25_000.m4a</text:p>
          </table:table-cell>
          <table:table-cell table:style-name="ce6" office:value-type="string">
            <text:p>:VOICE-MEMO / @自室 / 記録 / guitar,gt / g-0818-2 / f-18.N,i.f.=sec.3,R=2,k.E</text:p>
          </table:table-cell>
          <table:table-cell table:style-name="ce15"/>
          <table:table-cell table:style-name="ce3"/>
          <table:table-cell table:style-name="ce3"/>
          <table:table-cell table:style-name="ce27" table:formula="of:=IF([.E16]=&quot;&quot;;[.C16];CONCATENATE([.C16];&quot; / &quot;;[.E16]))" office:value-type="string" office:string-value=":VOICE-MEMO / @自室 / 記録 / guitar,gt / g-0818-2 / f-18.N,i.f.=sec.3,R=2,k.E">
            <text:p>:VOICE-MEMO / @自室 / 記録 / guitar,gt / g-0818-2 / f-18.N,i.f.=sec.3,R=2,k.E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8-18_18-01-49_000.m4a</text:p>
          </table:table-cell>
          <table:table-cell table:style-name="ce6" office:value-type="string">
            <text:p>:VOICE-MEMO / @自室 / 記録 / guitar,gt / g-0818-3 / te-5.N,k.E,topic=スライド+ポジション,R=3</text:p>
          </table:table-cell>
          <table:table-cell table:style-name="ce15"/>
          <table:table-cell table:style-name="ce3"/>
          <table:table-cell table:style-name="ce3"/>
          <table:table-cell table:style-name="ce27" table:formula="of:=IF([.E17]=&quot;&quot;;[.C17];CONCATENATE([.C17];&quot; / &quot;;[.E17]))" office:value-type="string" office:string-value=":VOICE-MEMO / @自室 / 記録 / guitar,gt / g-0818-3 / te-5.N,k.E,topic=スライド+ポジション,R=3">
            <text:p>:VOICE-MEMO / @自室 / 記録 / guitar,gt / g-0818-3 / te-5.N,k.E,topic=スライド+ポジション,R=3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8-18_18-03-35_000.m4a</text:p>
          </table:table-cell>
          <table:table-cell table:style-name="ce6" office:value-type="string">
            <text:p>:VOICE-MEMO / @自室 / 記録 / guitar,gt / g-0818-4 / f-19.N,i.f.=sec.5,R=4</text:p>
          </table:table-cell>
          <table:table-cell table:style-name="ce12"/>
          <table:table-cell table:style-name="ce3"/>
          <table:table-cell table:style-name="ce3"/>
          <table:table-cell table:style-name="ce27" table:formula="of:=IF([.E18]=&quot;&quot;;[.C18];CONCATENATE([.C18];&quot; / &quot;;[.E18]))" office:value-type="string" office:string-value=":VOICE-MEMO / @自室 / 記録 / guitar,gt / g-0818-4 / f-19.N,i.f.=sec.5,R=4">
            <text:p>:VOICE-MEMO / @自室 / 記録 / guitar,gt / g-0818-4 / f-19.N,i.f.=sec.5,R=4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8-18_18-07-37_000.m4a</text:p>
          </table:table-cell>
          <table:table-cell table:style-name="ce6" office:value-type="string">
            <text:p>:VOICE-MEMO / @自室 / 記録 / guitar,gt / g-0818-5 / f-20.N,i.f.=sec.6,R=5</text:p>
          </table:table-cell>
          <table:table-cell table:style-name="ce3"/>
          <table:table-cell table:style-name="ce3"/>
          <table:table-cell table:style-name="ce3"/>
          <table:table-cell table:style-name="ce27" table:formula="of:=IF([.E19]=&quot;&quot;;[.C19];CONCATENATE([.C19];&quot; / &quot;;[.E19]))" office:value-type="string" office:string-value=":VOICE-MEMO / @自室 / 記録 / guitar,gt / g-0818-5 / f-20.N,i.f.=sec.6,R=5">
            <text:p>:VOICE-MEMO / @自室 / 記録 / guitar,gt / g-0818-5 / f-20.N,i.f.=sec.6,R=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8-18_18-19-40_000.m4a</text:p>
          </table:table-cell>
          <table:table-cell table:style-name="ce6" office:value-type="string">
            <text:p>:VOICE-MEMO / @自室 / 記録 / guitar,gt / g-0818-6 / f-21.N,k.E,chord=I,IV,V</text:p>
          </table:table-cell>
          <table:table-cell table:style-name="ce3"/>
          <table:table-cell table:style-name="ce3"/>
          <table:table-cell table:style-name="ce3"/>
          <table:table-cell table:style-name="ce27" table:formula="of:=IF([.E20]=&quot;&quot;;[.C20];CONCATENATE([.C20];&quot; / &quot;;[.E20]))" office:value-type="string" office:string-value=":VOICE-MEMO / @自室 / 記録 / guitar,gt / g-0818-6 / f-21.N,k.E,chord=I,IV,V">
            <text:p>:VOICE-MEMO / @自室 / 記録 / guitar,gt / g-0818-6 / f-21.N,k.E,chord=I,IV,V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08-18_18-30-10_000.m4a</text:p>
          </table:table-cell>
          <table:table-cell table:style-name="ce6" office:value-type="string">
            <text:p>:VOICE-MEMO / @自室 / 記録 / guitar,gt / g-0818-7 / f-22.N,capo.5,k.C6,R=7</text:p>
          </table:table-cell>
          <table:table-cell table:style-name="ce19"/>
          <table:table-cell table:style-name="ce3"/>
          <table:table-cell table:style-name="ce3"/>
          <table:table-cell table:style-name="ce27" table:formula="of:=IF([.E21]=&quot;&quot;;[.C21];CONCATENATE([.C21];&quot; / &quot;;[.E21]))" office:value-type="string" office:string-value=":VOICE-MEMO / @自室 / 記録 / guitar,gt / g-0818-7 / f-22.N,capo.5,k.C6,R=7">
            <text:p>:VOICE-MEMO / @自室 / 記録 / guitar,gt / g-0818-7 / f-22.N,capo.5,k.C6,R=7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15_09-45-16_000.m4a</text:p>
          </table:table-cell>
          <table:table-cell table:style-name="ce6" office:value-type="string">
            <text:p>:VOICE-MEMO / @自宅 / 思ったこと / 神を求める、人間にそれを求めるのはやめにしよう</text:p>
          </table:table-cell>
          <table:table-cell table:style-name="ce19"/>
          <table:table-cell table:style-name="ce3"/>
          <table:table-cell table:style-name="ce3"/>
          <table:table-cell table:style-name="ce27" table:formula="of:=IF([.E22]=&quot;&quot;;[.C22];CONCATENATE([.C22];&quot; / &quot;;[.E22]))" office:value-type="string" office:string-value=":VOICE-MEMO / @自宅 / 思ったこと / 神を求める、人間にそれを求めるのはやめにしよう">
            <text:p>:VOICE-MEMO / @自宅 / 思ったこと / 神を求める、人間にそれを求めるのはやめにしよう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16_00-38-30_000.m4a</text:p>
          </table:table-cell>
          <table:table-cell table:style-name="ce6" office:value-type="string">
            <text:p>:VOICE-MEMO / @自宅 / 知ったこと / インドの人たち、スワラティ、カビール / C*</text:p>
          </table:table-cell>
          <table:table-cell table:style-name="ce12"/>
          <table:table-cell table:style-name="ce3"/>
          <table:table-cell table:style-name="ce3"/>
          <table:table-cell table:style-name="ce27" table:formula="of:=IF([.E23]=&quot;&quot;;[.C23];CONCATENATE([.C23];&quot; / &quot;;[.E23]))" office:value-type="string" office:string-value=":VOICE-MEMO / @自宅 / 知ったこと / インドの人たち、スワラティ、カビール / C*">
            <text:p>:VOICE-MEMO / @自宅 / 知ったこと / インドの人たち、スワラティ、カビール / C*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16_07-51-17_000.m4a</text:p>
          </table:table-cell>
          <table:table-cell table:style-name="ce6" office:value-type="string">
            <text:p>:VOICE-MEMO / @自宅 / 思ったこと / 自力整体、お尻を引き締める体操、従来の腰伸ばしの後にもやろう</text:p>
          </table:table-cell>
          <table:table-cell table:style-name="ce3"/>
          <table:table-cell table:style-name="ce3"/>
          <table:table-cell table:style-name="ce3"/>
          <table:table-cell table:style-name="ce27" table:formula="of:=IF([.E24]=&quot;&quot;;[.C24];CONCATENATE([.C24];&quot; / &quot;;[.E24]))" office:value-type="string" office:string-value=":VOICE-MEMO / @自宅 / 思ったこと / 自力整体、お尻を引き締める体操、従来の腰伸ばしの後にもやろう">
            <text:p>:VOICE-MEMO / @自宅 / 思ったこと / 自力整体、お尻を引き締める体操、従来の腰伸ばしの後にもやろう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2-17_06-24-12_000.m4a</text:p>
          </table:table-cell>
          <table:table-cell table:style-name="ce6" office:value-type="string">
            <text:p>:VOICE-MEMO / @自宅 / diary / 初めて / ヒンディー語のテキスト読み始めた、カビール</text:p>
          </table:table-cell>
          <table:table-cell table:style-name="ce3"/>
          <table:table-cell table:style-name="ce3"/>
          <table:table-cell table:style-name="ce3"/>
          <table:table-cell table:style-name="ce27" table:formula="of:=IF([.E25]=&quot;&quot;;[.C25];CONCATENATE([.C25];&quot; / &quot;;[.E25]))" office:value-type="string" office:string-value=":VOICE-MEMO / @自宅 / diary / 初めて / ヒンディー語のテキスト読み始めた、カビール">
            <text:p>:VOICE-MEMO / @自宅 / diary / 初めて / ヒンディー語のテキスト読み始めた、カビール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19-12-17_06-34-39_000.m4a</text:p>
          </table:table-cell>
          <table:table-cell table:style-name="ce6" office:value-type="string">
            <text:p>:VOICE-MEMO / @自室 / 知りたい / 先住民の人たちのことについて知らない人たちが知るようになる、その心理変化の過程、何ゆえにその過程が始まるのか知りたい、「心境変化の心理学」</text:p>
          </table:table-cell>
          <table:table-cell table:style-name="ce3"/>
          <table:table-cell table:style-name="ce3"/>
          <table:table-cell table:style-name="ce3"/>
          <table:table-cell table:style-name="ce27" table:formula="of:=IF([.E26]=&quot;&quot;;[.C26];CONCATENATE([.C26];&quot; / &quot;;[.E26]))" office:value-type="string" office:string-value=":VOICE-MEMO / @自室 / 知りたい / 先住民の人たちのことについて知らない人たちが知るようになる、その心理変化の過程、何ゆえにその過程が始まるのか知りたい、「心境変化の心理学」">
            <text:p>:VOICE-MEMO / @自室 / 知りたい / 先住民の人たちのことについて知らない人たちが知るようになる、その心理変化の過程、何ゆえにその過程が始まるのか知りたい、「心境変化の心理学」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19-12-18_04-13-52_000.m4a</text:p>
          </table:table-cell>
          <table:table-cell table:style-name="ce6" office:value-type="string">
            <text:p>:VOICE-MEMO / @自宅 / 気づいたこと / 私の母親父親をやっていた人たち、その人たち自身、その人たちの父親と仲良くしている絵が、思い浮かばない、その人たち自身、自らの父親との関係が、ない</text:p>
          </table:table-cell>
          <table:table-cell table:style-name="ce20"/>
          <table:table-cell table:style-name="ce3"/>
          <table:table-cell table:style-name="ce3"/>
          <table:table-cell table:style-name="ce27" table:formula="of:=IF([.E27]=&quot;&quot;;[.C27];CONCATENATE([.C27];&quot; / &quot;;[.E27]))" office:value-type="string" office:string-value=":VOICE-MEMO / @自宅 / 気づいたこと / 私の母親父親をやっていた人たち、その人たち自身、その人たちの父親と仲良くしている絵が、思い浮かばない、その人たち自身、自らの父親との関係が、ない">
            <text:p>:VOICE-MEMO / @自宅 / 気づいたこと / 私の母親父親をやっていた人たち、その人たち自身、その人たちの父親と仲良くしている絵が、思い浮かばない、その人たち自身、自らの父親との関係が、ない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Default" office:value-type="float" office:value="20">
            <text:p>20</text:p>
          </table:table-cell>
          <table:table-cell table:style-name="ce3" office:value-type="string">
            <text:p>2019-12-18_10-52-09_000.m4a</text:p>
          </table:table-cell>
          <table:table-cell table:style-name="ce6" office:value-type="string">
            <text:p>:VOICE-MEMO / @自宅 / diary / 初めて / 朝の体操、結跏趺坐のとき、背を台に寄りかからないで行った</text:p>
          </table:table-cell>
          <table:table-cell table:style-name="ce19"/>
          <table:table-cell table:style-name="ce3"/>
          <table:table-cell table:style-name="ce3"/>
          <table:table-cell table:style-name="ce27" table:formula="of:=IF([.E28]=&quot;&quot;;[.C28];CONCATENATE([.C28];&quot; / &quot;;[.E28]))" office:value-type="string" office:string-value=":VOICE-MEMO / @自宅 / diary / 初めて / 朝の体操、結跏趺坐のとき、背を台に寄りかからないで行った">
            <text:p>:VOICE-MEMO / @自宅 / diary / 初めて / 朝の体操、結跏趺坐のとき、背を台に寄りかからないで行った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19-12-18_18-23-10_000.mov</text:p>
          </table:table-cell>
          <table:table-cell table:style-name="ce6" office:value-type="string">
            <text:p>:VIDEO / @自宅 / メモ / guitar,gt / 演奏、play / g-1218-1 / et-6,patt,patt-27(1).n,for=flamenco:shuffle,score+,t.105,R=1</text:p>
          </table:table-cell>
          <table:table-cell table:style-name="ce19"/>
          <table:table-cell table:style-name="ce3"/>
          <table:table-cell table:style-name="ce3"/>
          <table:table-cell table:style-name="ce27" table:formula="of:=IF([.E29]=&quot;&quot;;[.C29];CONCATENATE([.C29];&quot; / &quot;;[.E29]))" office:value-type="string" office:string-value=":VIDEO / @自宅 / メモ / guitar,gt / 演奏、play / g-1218-1 / et-6,patt,patt-27(1).n,for=flamenco:shuffle,score+,t.105,R=1">
            <text:p>:VIDEO / @自宅 / メモ / guitar,gt / 演奏、play / g-1218-1 / et-6,patt,patt-27(1).n,for=flamenco:shuffle,score+,t.105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19-12-18_18-27-53_000.mov</text:p>
          </table:table-cell>
          <table:table-cell table:style-name="ce6" office:value-type="string">
            <text:p>:VIDEO / @自宅 / メモ / guitar,gt / 演奏、play / g-1218-2 / et-6,patt,patt-27(2).n,t.105=8th;16th</text:p>
          </table:table-cell>
          <table:table-cell table:style-name="ce12"/>
          <table:table-cell table:style-name="ce3"/>
          <table:table-cell table:style-name="ce3"/>
          <table:table-cell table:style-name="ce27" table:formula="of:=IF([.E30]=&quot;&quot;;[.C30];CONCATENATE([.C30];&quot; / &quot;;[.E30]))" office:value-type="string" office:string-value=":VIDEO / @自宅 / メモ / guitar,gt / 演奏、play / g-1218-2 / et-6,patt,patt-27(2).n,t.105=8th;16th">
            <text:p>:VIDEO / @自宅 / メモ / guitar,gt / 演奏、play / g-1218-2 / et-6,patt,patt-27(2).n,t.105=8th;16th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19-12-18_18-41-59_000.mov</text:p>
          </table:table-cell>
          <table:table-cell table:style-name="ce6" office:value-type="string">
            <text:p>:VIDEO / @自宅 / メモ / guitar,gt / 演奏、play / g-1218-3 / et-6,r,patt-26(1),for=flamenco:strokes-backward,score~,R=3</text:p>
          </table:table-cell>
          <table:table-cell table:style-name="ce3"/>
          <table:table-cell table:style-name="ce3"/>
          <table:table-cell table:style-name="ce3"/>
          <table:table-cell table:style-name="ce27" table:formula="of:=IF([.E31]=&quot;&quot;;[.C31];CONCATENATE([.C31];&quot; / &quot;;[.E31]))" office:value-type="string" office:string-value=":VIDEO / @自宅 / メモ / guitar,gt / 演奏、play / g-1218-3 / et-6,r,patt-26(1),for=flamenco:strokes-backward,score~,R=3">
            <text:p>:VIDEO / @自宅 / メモ / guitar,gt / 演奏、play / g-1218-3 / et-6,r,patt-26(1),for=flamenco:strokes-backward,score~,R=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3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2]=&quot;&quot;;[.C32];CONCATENATE([.C32];&quot; / &quot;;[.E3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3]=&quot;&quot;;[.C33];CONCATENATE([.C33];&quot; / &quot;;[.E3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4]=&quot;&quot;;[.C34];CONCATENATE([.C34];&quot; / &quot;;[.E3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5]=&quot;&quot;;[.C35];CONCATENATE([.C35];&quot; / &quot;;[.E3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6]=&quot;&quot;;[.C36];CONCATENATE([.C36];&quot; / &quot;;[.E3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7]=&quot;&quot;;[.C37];CONCATENATE([.C37];&quot; / &quot;;[.E3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8]=&quot;&quot;;[.C38];CONCATENATE([.C38];&quot; / &quot;;[.E3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39]=&quot;&quot;;[.C39];CONCATENATE([.C39];&quot; / &quot;;[.E3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40]=&quot;&quot;;[.C40];CONCATENATE([.C40];&quot; / &quot;;[.E4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41]=&quot;&quot;;[.C41];CONCATENATE([.C41];&quot; / &quot;;[.E4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2]=&quot;&quot;;[.C42];CONCATENATE([.C42];&quot; / &quot;;[.E4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3]=&quot;&quot;;[.C43];CONCATENATE([.C43];&quot; / &quot;;[.E4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4]=&quot;&quot;;[.C44];CONCATENATE([.C44];&quot; / &quot;;[.E4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5]=&quot;&quot;;[.C45];CONCATENATE([.C45];&quot; / &quot;;[.E4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6]=&quot;&quot;;[.C46];CONCATENATE([.C46];&quot; / &quot;;[.E4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7]=&quot;&quot;;[.C47];CONCATENATE([.C47];&quot; / &quot;;[.E4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8]=&quot;&quot;;[.C48];CONCATENATE([.C48];&quot; / &quot;;[.E4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9]=&quot;&quot;;[.C49];CONCATENATE([.C49];&quot; / &quot;;[.E4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50]=&quot;&quot;;[.C50];CONCATENATE([.C50];&quot; / &quot;;[.E5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1]=&quot;&quot;;[.C51];CONCATENATE([.C51];&quot; / &quot;;[.E5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2]=&quot;&quot;;[.C52];CONCATENATE([.C52];&quot; / &quot;;[.E5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53]=&quot;&quot;;[.C53];CONCATENATE([.C53];&quot; / &quot;;[.E5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4]=&quot;&quot;;[.C54];CONCATENATE([.C54];&quot; / &quot;;[.E5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5]=&quot;&quot;;[.C55];CONCATENATE([.C55];&quot; / &quot;;[.E5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6]=&quot;&quot;;[.C56];CONCATENATE([.C56];&quot; / &quot;;[.E5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7]=&quot;&quot;;[.C57];CONCATENATE([.C57];&quot; / &quot;;[.E5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8]=&quot;&quot;;[.C58];CONCATENATE([.C58];&quot; / &quot;;[.E5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9]=&quot;&quot;;[.C59];CONCATENATE([.C59];&quot; / &quot;;[.E5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60]=&quot;&quot;;[.C60];CONCATENATE([.C60];&quot; / &quot;;[.E6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61]=&quot;&quot;;[.C61];CONCATENATE([.C61];&quot; / &quot;;[.E6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9"/>
          <table:table-cell table:style-name="ce3"/>
          <table:table-cell table:style-name="ce3"/>
          <table:table-cell table:style-name="ce27" table:formula="of:=IF([.E62]=&quot;&quot;;[.C62];CONCATENATE([.C62];&quot; / &quot;;[.E6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3]=&quot;&quot;;[.C63];CONCATENATE([.C63];&quot; / &quot;;[.E6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4]=&quot;&quot;;[.C64];CONCATENATE([.C64];&quot; / &quot;;[.E6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65]=&quot;&quot;;[.C65];CONCATENATE([.C65];&quot; / &quot;;[.E6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6]=&quot;&quot;;[.C66];CONCATENATE([.C66];&quot; / &quot;;[.E6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7]=&quot;&quot;;[.C67];CONCATENATE([.C67];&quot; / &quot;;[.E6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8]=&quot;&quot;;[.C68];CONCATENATE([.C68];&quot; / &quot;;[.E6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9]=&quot;&quot;;[.C69];CONCATENATE([.C69];&quot; / &quot;;[.E6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7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7">
            <text:p>27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31">
            <text:p>31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31">
            <text:p>31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3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3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4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31])" office:value-type="float" office:value="30">
            <text:p>3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4" table:formula="of:=COUNTIF([.$C$2:.$C31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31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31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31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31];[.B31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31];[.B31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3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8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4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9">2019/12/19</text:date>, <text:time>10:12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19T10:12:42.96</dc:date>
    <dc:creator>iwabuchi ken</dc:creator>
    <meta:editing-duration>P14DT21H20M28S</meta:editing-duration>
    <meta:editing-cycles>5965</meta:editing-cycles>
    <meta:document-statistic meta:table-count="1" meta:cell-count="771" meta:object-count="0"/>
  </office:meta>
</office:document-meta>
</file>